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70d1"/>
    </style:style>
    <style:style style:name="P2" style:family="paragraph" style:parent-style-name="Preformatted_20_Text">
      <style:text-properties officeooo:rsid="001c70d1" officeooo:paragraph-rsid="001c70d1"/>
    </style:style>
    <style:style style:name="P3" style:family="paragraph" style:parent-style-name="Preformatted_20_Text">
      <style:text-properties officeooo:rsid="001c70d1" officeooo:paragraph-rsid="001d3ba4"/>
    </style:style>
    <style:style style:name="P4" style:family="paragraph" style:parent-style-name="Preformatted_20_Text">
      <style:text-properties officeooo:rsid="001c70d1" officeooo:paragraph-rsid="00202c7a"/>
    </style:style>
    <style:style style:name="P5" style:family="paragraph" style:parent-style-name="Preformatted_20_Text">
      <style:text-properties officeooo:paragraph-rsid="001db55f"/>
    </style:style>
    <style:style style:name="P6" style:family="paragraph" style:parent-style-name="Preformatted_20_Text">
      <style:text-properties officeooo:paragraph-rsid="001ea91f"/>
    </style:style>
    <style:style style:name="P7" style:family="paragraph" style:parent-style-name="Preformatted_20_Text">
      <style:text-properties officeooo:paragraph-rsid="00202c7a"/>
    </style:style>
    <style:style style:name="P8" style:family="paragraph" style:parent-style-name="Preformatted_20_Text">
      <style:text-properties officeooo:paragraph-rsid="0023f522"/>
    </style:style>
    <style:style style:name="P9" style:family="paragraph" style:parent-style-name="Preformatted_20_Text">
      <style:text-properties officeooo:paragraph-rsid="0025c018"/>
    </style:style>
    <style:style style:name="P10" style:family="paragraph" style:parent-style-name="Preformatted_20_Text">
      <style:text-properties officeooo:paragraph-rsid="00327660"/>
    </style:style>
    <style:style style:name="P11" style:family="paragraph" style:parent-style-name="Preformatted_20_Text">
      <style:text-properties officeooo:rsid="0035450f" officeooo:paragraph-rsid="0035450f"/>
    </style:style>
    <style:style style:name="P12" style:family="paragraph" style:parent-style-name="Preformatted_20_Text">
      <style:text-properties officeooo:rsid="003dd84b" officeooo:paragraph-rsid="003dd84b"/>
    </style:style>
    <style:style style:name="P13" style:family="paragraph" style:parent-style-name="Preformatted_20_Text">
      <style:text-properties officeooo:rsid="003dd84b" officeooo:paragraph-rsid="003fce64"/>
    </style:style>
    <style:style style:name="P14" style:family="paragraph" style:parent-style-name="Preformatted_20_Text">
      <style:text-properties officeooo:rsid="00417c7b" officeooo:paragraph-rsid="00417c7b"/>
    </style:style>
    <style:style style:name="P15" style:family="paragraph" style:parent-style-name="Preformatted_20_Text">
      <style:text-properties officeooo:rsid="00422df7" officeooo:paragraph-rsid="00422df7"/>
    </style:style>
    <style:style style:name="P16" style:family="paragraph" style:parent-style-name="Preformatted_20_Text">
      <style:text-properties officeooo:rsid="0045f639" officeooo:paragraph-rsid="0045f639"/>
    </style:style>
    <style:style style:name="P17" style:family="paragraph" style:parent-style-name="Preformatted_20_Text">
      <style:text-properties officeooo:rsid="00462583" officeooo:paragraph-rsid="00462583"/>
    </style:style>
    <style:style style:name="P18" style:family="paragraph" style:parent-style-name="Preformatted_20_Text">
      <style:text-properties officeooo:paragraph-rsid="0045f639"/>
    </style:style>
    <style:style style:name="T1" style:family="text">
      <style:text-properties officeooo:rsid="001c70d1"/>
    </style:style>
    <style:style style:name="T2" style:family="text">
      <style:text-properties officeooo:rsid="002a88c0"/>
    </style:style>
    <style:style style:name="T3" style:family="text">
      <style:text-properties officeooo:rsid="002b6d4a"/>
    </style:style>
    <style:style style:name="T4" style:family="text">
      <style:text-properties officeooo:rsid="002bfd91"/>
    </style:style>
    <style:style style:name="T5" style:family="text">
      <style:text-properties officeooo:rsid="002c16eb"/>
    </style:style>
    <style:style style:name="T6" style:family="text">
      <style:text-properties officeooo:rsid="002cf640"/>
    </style:style>
    <style:style style:name="T7" style:family="text">
      <style:text-properties officeooo:rsid="002e7641"/>
    </style:style>
    <style:style style:name="T8" style:family="text">
      <style:text-properties officeooo:rsid="002f9dfd"/>
    </style:style>
    <style:style style:name="T9" style:family="text">
      <style:text-properties officeooo:rsid="002fb86a"/>
    </style:style>
    <style:style style:name="T10" style:family="text">
      <style:text-properties officeooo:rsid="0030301c"/>
    </style:style>
    <style:style style:name="T11" style:family="text">
      <style:text-properties officeooo:rsid="00310e37"/>
    </style:style>
    <style:style style:name="T12" style:family="text">
      <style:text-properties officeooo:rsid="00327660"/>
    </style:style>
    <style:style style:name="T13" style:family="text">
      <style:text-properties officeooo:rsid="003444c8"/>
    </style:style>
    <style:style style:name="T14" style:family="text">
      <style:text-properties officeooo:rsid="0035de26"/>
    </style:style>
    <style:style style:name="T15" style:family="text">
      <style:text-properties officeooo:rsid="00373b2a"/>
    </style:style>
    <style:style style:name="T16" style:family="text">
      <style:text-properties officeooo:rsid="0038e734"/>
    </style:style>
    <style:style style:name="T17" style:family="text">
      <style:text-properties officeooo:rsid="0039e991"/>
    </style:style>
    <style:style style:name="T18" style:family="text">
      <style:text-properties officeooo:rsid="003dd84b"/>
    </style:style>
    <style:style style:name="T19" style:family="text">
      <style:text-properties officeooo:rsid="003fce64"/>
    </style:style>
    <style:style style:name="T20" style:family="text">
      <style:text-properties officeooo:rsid="00414720"/>
    </style:style>
    <style:style style:name="T21" style:family="text">
      <style:text-properties officeooo:rsid="0042d49f"/>
    </style:style>
    <style:style style:name="T22" style:family="text">
      <style:text-properties officeooo:rsid="00437af7"/>
    </style:style>
    <style:style style:name="T23" style:family="text">
      <style:text-properties officeooo:rsid="0045f639"/>
    </style:style>
    <style:style style:name="T24" style:family="text">
      <style:text-properties officeooo:rsid="0047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Nauka <text:span text:style-name="T24">i</text:span> praca:</text:p>
      <text:p text:style-name="P7"/>
      <text:p text:style-name="P7"/>
      <text:p text:style-name="P8"><text:span text:style-name="T2">10.</text:span>2003 – <text:span text:style-name="T2">05.</text:span>2006 - Akademia Świętokrzyska im. Jana Kochanowskiego w Kielcach Filia w Piotrkowie Trybunalskim </text:p>
      <text:p text:style-name="P8"/>
      <text:p text:style-name="P9">10.2006 – 05.2008 - Społeczna Wyższa Szkoła Przedsiębiorczości i Zarządzania w Łodzi </text:p>
      <text:p text:style-name="P9"/>
      <text:p text:style-name="P7"><text:span text:style-name="T9">12.</text:span>02.2007 – <text:span text:style-name="T22">22</text:span><text:span text:style-name="T9">.</text:span>0<text:span text:style-name="T22">6</text:span>.2007 - Publiczne Gimnazjum w Dąbrowie n. Czarną</text:p>
      <text:p text:style-name="P7"/>
      <text:p text:style-name="P6"><text:span text:style-name="T10">0</text:span><text:span text:style-name="T11">3</text:span><text:span text:style-name="T10">.</text:span><text:span text:style-name="T11">09</text:span>.2007 – <text:span text:style-name="T11">31.01</text:span>.2008 - Uzupełniające Zaoczne Prywatne Liceum Ogólnokształcące dla Dorosłych w Skrzyńsku</text:p>
      <text:p text:style-name="P6"/>
      <text:p text:style-name="P10"><text:span text:style-name="T12">19.11.2007 – </text:span><text:span text:style-name="T13">30</text:span><text:span text:style-name="T12">.0</text:span><text:span text:style-name="T13">6</text:span><text:span text:style-name="T12">.2008 - </text:span>Zaoczne Prywatne Liceum Ogólnokształcące dla Dorosłych w Skrzyńsku</text:p>
      <text:p text:style-name="P6"/>
      <text:p text:style-name="P1"><text:span text:style-name="T7">01.</text:span>09.2007 – <text:span text:style-name="T17">31.</text:span>08.2012 - Zespół Szkół w Srocku</text:p>
      <text:p text:style-name="P1"/>
      <text:p text:style-name="P5"><text:span text:style-name="T5">01.</text:span>09.2007 – <text:span text:style-name="T6">31.</text:span>08.200<text:span text:style-name="T8">9</text:span>- Gimnazjum im. Kardynała Stefana Wyszyńskiego w Wodzinie Prywatnym</text:p>
      <text:p text:style-name="P2"/>
      <text:p text:style-name="P3">12.2008 – 06.2009 - Uniwersytet Humanistyczno- Przyrodniczy Jana Kochanowskiego w Kielcach Filia w Piotrkowie Trybunalskim.</text:p>
      <text:p text:style-name="P1"/>
      <text:p text:style-name="P4">10.2010 – 07.2011 - Centrum Języka Angielskiego COLUMBUS (English Language Center COLUMBUS)</text:p>
      <text:p text:style-name="P1"/>
      <text:p text:style-name="Preformatted_20_Text">10.2012 – 05.2016 - Społeczna Akademia Nauk w Łodzi (University od Social Sciences in Lodz, <text:s/></text:p>
      <text:p text:style-name="P1"/>
      <text:p text:style-name="P12">01.11.2015-<text:span text:style-name="T20">30</text:span>.0<text:span text:style-name="T20">6</text:span>.2016 – “Korab” Ireneusz Koch – zajęcia z języka angielskiego</text:p>
      <text:p text:style-name="P12"/>
      <text:p text:style-name="P14">01.09.2016 – 30.06.2017 <text:span text:style-name="T18">– “Korab” Ireneusz Koch – zajęcia z języka angielskiego </text:span></text:p>
      <text:p text:style-name="P14"/>
      <text:p text:style-name="P13">01.11.2015-29.02.2016 – <text:span text:style-name="T19">Niepubliczne przedszkole “SZKRAB”</text:span> – zajęcia z języka angielskiego</text:p>
      <text:p text:style-name="P1"/>
      <text:p text:style-name="P7"><text:span text:style-name="T15">24.</text:span>07.2017 – <text:span text:style-name="T16">03.12</text:span>.2018 Fujitsu GDC / Lodz | Agent wsparcia ds IT</text:p>
      <text:p text:style-name="P5"/>
      <text:p text:style-name="P7"><text:span text:style-name="T3">22.</text:span><text:span text:style-name="T1">05.2018 – </text:span><text:span text:style-name="T4">21.</text:span><text:span text:style-name="T1">05.2020 </text:span>Infosys BPO Poland Sp. z o.o. / Lodz | Starszy Analityk Danych Biznesowych</text:p>
      <text:p text:style-name="Preformatted_20_Text"/>
      <text:p text:style-name="P15">01.07.2021 – 31.07.2021 – Dobrowolne ubezpieczenie zdrowotne <text:span text:style-name="T21">w NFZ</text:span></text:p>
      <text:p text:style-name="Preformatted_20_Text"/>
      <text:p text:style-name="P11">01.08.2021 – <text:span text:style-name="T14">13.11.2021 </text:span>Tate &amp; Lyle Global Shared Services </text:p>
      <text:p text:style-name="P7"/>
      <text:p text:style-name="P18"><text:span text:style-name="T23">15.11.2021 – 31.08.2022 – TEB Edukacja Sp. z.o.o. z siedzibą w Poznaniu.</text:span></text:p>
      <text:p text:style-name="P16"/>
      <text:p text:style-name="P16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9T13:41:16.383000000</dc:date>
    <meta:editing-duration>PT41M38S</meta:editing-duration>
    <meta:editing-cycles>40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0" meta:word-count="192" meta:character-count="1524" meta:non-whitespace-character-count="1320"/>
  </office:meta>
</office:document-meta>
</file>